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647e0" style:font-size-asian="14pt" style:font-size-complex="14pt"/>
    </style:style>
    <style:style style:name="P4" style:family="paragraph" style:parent-style-name="Standard">
      <style:text-properties fo:font-size="14pt" officeooo:paragraph-rsid="001ad032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647e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fo:font-weight="normal" officeooo:paragraph-rsid="001647e0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1" style:family="paragraph" style:parent-style-name="Standard">
      <style:text-properties fo:font-size="10pt" fo:font-weight="normal" officeooo:paragraph-rsid="001647e0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4pt" officeooo:paragraph-rsid="001dddeb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1dddeb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47e0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dddeb"/>
    </style:style>
    <style:style style:name="T8" style:family="text">
      <style:text-properties fo:language="en" fo:country="US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2c49de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9">ΑΙΤΗΣΗ</text:span><text:tab/><text:tab/>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Οργανική Θέση: <text:span text:style-name="T1">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7"><text:span text:style-name="T1">ΘΕΜΑ</text:span>: <text:span text:style-name="T6">Χορήγηση ειδικής άδειας </text:span><text:span text:style-name="T7">γέννησης τέκνου</text:span></text:p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10">ΠΡΟΣ</text:p>
      <text:p text:style-name="P2"/>
      <text:p text:style-name="P3">Τον κ. Δ/ντή <text:s/>του <text:span text:style-name="T10">1ου ΕΠΑΛ Μοιρών</text:span></text:p>
      <text:p text:style-name="P2"/>
      <text:p text:style-name="P4">Παρακαλώ να μου χορηγήσετε ειδική άδεια βάσει του άρθρου 50 του Ν.3528/9-02-2007 επιπλέον Παρ 1 του άρθρου 51 Ν. 4075/2012<text:span text:style-name="T13">για </text:span><text:span text:style-name="T3">[DURATION]</text:span> <text:s/>από <text:span text:style-name="T4">[START_DATE]</text:span> μέχρι <text:span text:style-name="T5">[END_DATE]</text:span> <text:s/>λόγω:</text:p>
      <text:p text:style-name="P2"/>
      <text:p text:style-name="P3"><text:span text:style-name="T1">Γέννηση</text:span><text:span text:style-name="T2">ς</text:span><text:span text:style-name="T1"> Τέκνου </text:span><text:span text:style-name="T12">(στον πατέρα υπάλληλο) </text:span><text:span text:style-name="T11">Μαζί υποβάλλω και ληξιαρχική πράξη γέννησης</text:span></text:p>
      <text:p text:style-name="P6"/>
      <text:p text:style-name="P9"/>
      <text:p text:style-name="P9"/>
      <text:p text:style-name="P12">Ημερομηνία: ……………………………..</text:p>
      <text:p text:style-name="P12"/>
      <text:p text:style-name="P13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9mm" fo:margin-bottom="9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10-31T05:42:10.000124131</dc:date>
    <meta:print-date>2017-09-28T17:23:56.413721980</meta:print-date>
    <meta:editing-cycles>12</meta:editing-cycles>
    <meta:editing-duration>PT1H55M33S</meta:editing-duration>
    <meta:generator>LibreOffice/5.3.6.1$Linux_X86_64 LibreOffice_project/30m0$Build-1</meta:generator>
    <meta:printed-by>Ιωάννης Χαριτάκης</meta:printed-by>
    <meta:document-statistic meta:table-count="0" meta:image-count="0" meta:object-count="0" meta:page-count="1" meta:paragraph-count="22" meta:word-count="97" meta:character-count="794" meta:non-whitespace-character-count="710"/>
  </office:meta>
</office:document-meta>
</file>